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MatchingUrlHandlerMappingTests.actualPathMatching( SimpleUrlHandlerMapping mapping , WebApplicationContext wa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PathMatchingUrlHandlerMappingTests.getHandler( HandlerMapping mapping , WebApplicationContext wac , Mock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MatchingUrlHandlerMappingTests.mappingExposedInRequest( HandlerMapping mapping ,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MatchingUrlHandlerMappingTests.defaultMapping( HandlerMapping mapping ,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MatchingUrlHandlerMappingTests.requestsWithHandlers( HandlerMapping mapping ,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MatchingUrlHandlerMapping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MatchingUrlHandlerMappingTests.initConfig( String ... config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